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Arial" fo:font-size="15pt" fo:font-weight="normal" style:font-size-asian="15pt" style:font-weight-asian="normal" style:font-size-complex="15pt"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style:font-name="Arial" fo:font-size="15pt" style:font-size-asian="15pt" style:font-size-complex="15pt"/>
    </style:style>
    <style:style style:name="P13" style:family="paragraph" style:parent-style-name="Standard">
      <style:text-properties style:font-name="Arial" fo:font-size="15pt" fo:font-weight="normal" style:font-size-asian="15pt" style:font-weight-asian="normal" style:font-size-complex="15pt" style:font-weight-complex="normal"/>
    </style:style>
    <style:style style:name="P14" style:family="paragraph" style:parent-style-name="Preformatted_20_Text">
      <style:paragraph-properties style:writing-mode="lr-tb"/>
    </style:style>
    <style:style style:name="P15" style:family="paragraph" style:parent-style-name="Preformatted_20_Text">
      <style:paragraph-properties fo:margin-top="0cm" fo:margin-bottom="0.499cm" style:writing-mode="lr-tb"/>
    </style:style>
    <style:style style:name="T1" style:family="text">
      <style:text-properties fo:font-size="15pt" style:font-size-asian="15pt" style:font-size-complex="15pt"/>
    </style:style>
    <style:style style:name="T2" style:family="text">
      <style:text-properties style:font-name="Arial" fo:font-size="15pt" style:font-size-asian="15pt" style:font-size-complex="15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dule 7 – Advanced PHP </text:p>
      <text:p text:style-name="P12"/>
      <text:p text:style-name="P12">Excercises OOPs Concepts </text:p>
      <text:p text:style-name="P12"/>
      <text:p text:style-name="P12">THEORY EXERCISE: </text:p>
      <text:p text:style-name="P12"/>
      <text:p text:style-name="P12">Define Object-Oriented Programming (OOP) and its four main principles: Encapsulation, Inheritance, Polymorphism, and Abstraction. </text:p>
      <text:list xml:id="list2307723747950420789" text:style-name="L5">
        <text:list-item>
          <text:p text:style-name="P1"><text:span text:style-name="Strong_20_Emphasis"><text:span text:style-name="T2">Encapsulation</text:span></text:span><text:span text:style-name="T2"><text:line-break/>Wrapping data and methods together into a single unit (class) and restricting direct access to data to protect it.<text:line-break/></text:span><text:span text:style-name="Emphasis"><text:span text:style-name="T2">Example:</text:span></text:span><text:span text:style-name="T2"> Using private variables with public methods.</text:span></text:p>
        </text:list-item>
      </text:list>
      <text:list xml:id="list4551872644247547006" text:style-name="L6">
        <text:list-item>
          <text:p text:style-name="P2"><text:span text:style-name="Strong_20_Emphasis"><text:span text:style-name="T2">Inheritance</text:span></text:span><text:span text:style-name="T2"><text:line-break/>One class (child) acquires the properties and methods of another class (parent), promoting code reuse.<text:line-break/></text:span><text:span text:style-name="Emphasis"><text:span text:style-name="T2">Example:</text:span></text:span><text:span text:style-name="T2"> A </text:span><text:span text:style-name="Source_20_Text"><text:span text:style-name="T2">Dog</text:span></text:span><text:span text:style-name="T2"> class inheriting from an </text:span><text:span text:style-name="Source_20_Text"><text:span text:style-name="T2">Animal</text:span></text:span><text:span text:style-name="T2"> class.</text:span></text:p>
        </text:list-item>
      </text:list>
      <text:list xml:id="list4672388219060232807" text:style-name="L7">
        <text:list-item>
          <text:p text:style-name="P3"><text:span text:style-name="Strong_20_Emphasis"><text:span text:style-name="T2">Polymorphism</text:span></text:span><text:span text:style-name="T2"><text:line-break/>The ability of one method or function to take multiple forms.<text:line-break/></text:span><text:span text:style-name="Emphasis"><text:span text:style-name="T2">Example:</text:span></text:span><text:span text:style-name="T2"> The same function name behaving differently for different objects.</text:span></text:p>
        </text:list-item>
      </text:list>
      <text:list xml:id="list5947640462236783476" text:style-name="L8">
        <text:list-item>
          <text:p text:style-name="P4"><text:span text:style-name="Strong_20_Emphasis"><text:span text:style-name="T2">Abstraction</text:span></text:span><text:span text:style-name="T2"><text:line-break/>Hiding complex implementation details and showing only essential features.<text:line-break/></text:span><text:span text:style-name="Emphasis"><text:span text:style-name="T2">Example:</text:span></text:span><text:span text:style-name="T2"> Using abstract classes or interfaces.</text:span></text:p>
        </text:list-item>
      </text:list>
      <text:p text:style-name="P12"/>
      <text:p text:style-name="P12">Practical Exercise: </text:p>
      <text:p text:style-name="P12"/>
      <text:p text:style-name="P12"> Create a simple class in PHP that demonstrates encapsulation by using private and public properties and methods. </text:p>
      <text:p text:style-name="P12"/>
      <text:p text:style-name="P12">&lt;?php</text:p>
      <text:p text:style-name="P12">class Student {</text:p>
      <text:p text:style-name="P12"><text:s text:c="5"/>private $name;</text:p>
      <text:p text:style-name="P12"><text:s text:c="4"/>private $age;</text:p>
      <text:p text:style-name="P12"><text:s text:c="2"/></text:p>
      <text:p text:style-name="P12"><text:s text:c="4"/>public function setData($name, $age) {</text:p>
      <text:p text:style-name="P12"><text:s text:c="8"/>$this-&gt;name = $name;</text:p>
      <text:p text:style-name="P12"><text:s text:c="8"/>$this-&gt;age = $age;</text:p>
      <text:p text:style-name="P12"><text:s text:c="4"/>}</text:p>
      <text:p text:style-name="P12"/>
      <text:p text:style-name="P12"><text:soft-page-break/><text:tab/> public function getData() {</text:p>
      <text:p text:style-name="P12"><text:s text:c="8"/>return "Name: " . $this-&gt;name . ", Age: " . $this-&gt;age;</text:p>
      <text:p text:style-name="P12"><text:s text:c="4"/>}</text:p>
      <text:p text:style-name="P12">}</text:p>
      <text:p text:style-name="P12">$student = new Student();</text:p>
      <text:p text:style-name="P12">$student-&gt;setData("Tanisha", 20);</text:p>
      <text:p text:style-name="P12">echo $student-&gt;getData();</text:p>
      <text:p text:style-name="P12">?&gt;</text:p>
      <text:p text:style-name="P12"/>
      <text:p text:style-name="P12"/>
      <text:p text:style-name="P12">Class THEORY EXERCISE:</text:p>
      <text:p text:style-name="P12"><text:s/> Explain the structure of a class in PHP, including properties and methods. </text:p>
      <text:list xml:id="list7652803533190082633" text:style-name="L9">
        <text:list-item>
          <text:p text:style-name="P5"><text:span text:style-name="Strong_20_Emphasis"><text:span text:style-name="T2">Class Keyword and Name</text:span></text:span><text:span text:style-name="T2"><text:line-break/>Used to declare a class.</text:span></text:p>
        </text:list-item>
      </text:list>
      <text:p text:style-name="P15"><text:span text:style-name="Source_20_Text"><text:span text:style-name="T2">class Car { }</text:span></text:span></text:p>
      <text:list xml:id="list945120995066259132" text:style-name="L10">
        <text:list-item>
          <text:p text:style-name="P6"><text:span text:style-name="Strong_20_Emphasis"><text:span text:style-name="T2">Properties</text:span></text:span><text:span text:style-name="T2"><text:line-break/>Variables inside a class that store data.<text:line-break/>They can have access modifiers: </text:span><text:span text:style-name="Strong_20_Emphasis"><text:span text:style-name="T2">public, private, protected</text:span></text:span><text:span text:style-name="T2">.</text:span></text:p>
        </text:list-item>
      </text:list>
      <text:p text:style-name="P14"><text:span text:style-name="Source_20_Text"><text:span text:style-name="T2">public $color;</text:span></text:span></text:p>
      <text:p text:style-name="P15"><text:span text:style-name="Source_20_Text"><text:span text:style-name="T2">private $speed;</text:span></text:span></text:p>
      <text:list xml:id="list2361540962800366277" text:style-name="L11">
        <text:list-item>
          <text:p text:style-name="P7"><text:span text:style-name="Strong_20_Emphasis"><text:span text:style-name="T2">Methods</text:span></text:span><text:span text:style-name="T2"><text:line-break/>Functions inside a class that perform actions.</text:span></text:p>
        </text:list-item>
      </text:list>
      <text:p text:style-name="P14"><text:span text:style-name="Source_20_Text"><text:span text:style-name="T2">public function drive() {</text:span></text:span></text:p>
      <text:p text:style-name="P14"><text:span text:style-name="Source_20_Text"><text:span text:style-name="T2"><text:s text:c="4"/>echo "Car is moving";</text:span></text:span></text:p>
      <text:p text:style-name="P15"><text:span text:style-name="Source_20_Text"><text:span text:style-name="T2">}</text:span></text:span></text:p>
      <text:list xml:id="list44474731482914641" text:style-name="L12">
        <text:list-item>
          <text:p text:style-name="P8"><text:span text:style-name="Strong_20_Emphasis"><text:span text:style-name="T2">Object Creation</text:span></text:span><text:span text:style-name="T2"><text:line-break/>An object is created using the </text:span><text:span text:style-name="Source_20_Text"><text:span text:style-name="T2">new</text:span></text:span><text:span text:style-name="T2"> keyword.</text:span></text:p>
        </text:list-item>
      </text:list>
      <text:p text:style-name="P15"><text:span text:style-name="Source_20_Text"><text:span text:style-name="T2">$car = new Car();</text:span></text:span></text:p>
      <text:p text:style-name="P12">Practical Exercise: </text:p>
      <text:p text:style-name="P12"> Write a PHP script to create a class representing a "Car" with properties like make, model, and year, and a method to display the car details. </text:p>
      <text:p text:style-name="P12"/>
      <text:p text:style-name="P12"/>
      <text:p text:style-name="P12">&lt;?php </text:p>
      <text:p text:style-name="P12">$car1 = new Car();</text:p>
      <text:p text:style-name="P12"><text:soft-page-break/><text:s/>$car2 = new Car(); </text:p>
      <text:p text:style-name="P12">$car1-&gt;make = "Honda"; </text:p>
      <text:p text:style-name="P12">$car2-&gt;make = "BMW"; </text:p>
      <text:p text:style-name="P12">$car1-&gt;displayDetails(); </text:p>
      <text:p text:style-name="P12">$car2 -&gt;displayDetails(); </text:p>
      <text:p text:style-name="P12"/>
      <text:p text:style-name="P12">?&gt; </text:p>
      <text:p text:style-name="P12"/>
      <text:p text:style-name="P12"/>
      <text:p text:style-name="P12">Extends </text:p>
      <text:p text:style-name="P12">THEORY EXERCISE:</text:p>
      <text:p text:style-name="P12"><text:s/> Explain the concept of inheritance in OOP and how it is implemented in PHP. </text:p>
      <text:p text:style-name="Standard"><text:span text:style-name="Strong_20_Emphasis"><text:span text:style-name="T2">Inheritance</text:span></text:span><text:span text:style-name="T2"> is an important concept of Object-Oriented Programming in which one class acquires the properties and methods of another class. It helps in code reusability and reduces duplication of code. The class that provides properties is called the </text:span><text:span text:style-name="Strong_20_Emphasis"><text:span text:style-name="T2">parent (base) class</text:span></text:span><text:span text:style-name="T2">, and the class that inherits them is called the </text:span><text:span text:style-name="Strong_20_Emphasis"><text:span text:style-name="T2">child (derived) class</text:span></text:span><text:span text:style-name="T2">. In PHP, inheritance is implemented using the </text:span><text:span text:style-name="Strong_20_Emphasis"><text:span text:style-name="T2">extends</text:span></text:span><text:span text:style-name="T2"> keyword. The child class can access public and protected members of the parent class. Inheritance also supports method overriding to modify parent class behavior. </text:span></text:p>
      <text:p text:style-name="P12"/>
      <text:p text:style-name="P12">Practical Exercise:</text:p>
      <text:p text:style-name="P12"><text:s/> Create a "Vehicle" class and extend it with a "Car" class. </text:p>
      <text:p text:style-name="P12">Include properties and methods in both classes, demonstrating inherited behavior. </text:p>
      <text:p text:style-name="P12">&lt;?php</text:p>
      <text:p text:style-name="P12">class Vehicle {</text:p>
      <text:p text:style-name="P12"><text:s text:c="4"/>public $brand;</text:p>
      <text:p text:style-name="P12"/>
      <text:p text:style-name="P12"><text:s text:c="4"/>public function start() {</text:p>
      <text:p text:style-name="P12"><text:s text:c="8"/>echo "Vehicle started&lt;br&gt;";</text:p>
      <text:p text:style-name="P12"><text:s text:c="4"/>}</text:p>
      <text:p text:style-name="P12">}</text:p>
      <text:p text:style-name="P12"/>
      <text:p text:style-name="P12">class Car extends Vehicle {</text:p>
      <text:p text:style-name="P12"><text:s text:c="4"/>public $model;</text:p>
      <text:p text:style-name="P12"/>
      <text:p text:style-name="P12"><text:s text:c="4"/>public function showDetails() {</text:p>
      <text:p text:style-name="P12"><text:s text:c="8"/>echo "Brand: " . $this-&gt;brand . "&lt;br&gt;";</text:p>
      <text:p text:style-name="P12"><text:s text:c="8"/>echo "Model: " . $this-&gt;model . "&lt;br&gt;";</text:p>
      <text:p text:style-name="P12"><text:s text:c="4"/>}</text:p>
      <text:p text:style-name="P12"><text:soft-page-break/>}</text:p>
      <text:p text:style-name="P12"/>
      <text:p text:style-name="P12">$car = new Car();</text:p>
      <text:p text:style-name="P12">$car-&gt;brand = "Toyota";</text:p>
      <text:p text:style-name="P12">$car-&gt;model = "Corolla";</text:p>
      <text:p text:style-name="P12">$car-&gt;start();</text:p>
      <text:p text:style-name="P12">$car-&gt;showDetails();</text:p>
      <text:p text:style-name="P12">?&gt;</text:p>
      <text:p text:style-name="P12"/>
      <text:p text:style-name="P12">Overloading </text:p>
      <text:p text:style-name="P12">THEORY EXERCISE:</text:p>
      <text:p text:style-name="P12"><text:s/> Discuss method overloading and how it is implemented in PHP. </text:p>
      <text:p text:style-name="P12"/>
      <text:p text:style-name="Text_20_body"><text:span text:style-name="Strong_20_Emphasis"><text:span text:style-name="T2">Method overloading</text:span></text:span><text:span text:style-name="T2"> refers to defining multiple methods with the same name but different parameters. PHP does not support traditional method overloading like some other languages. Instead, PHP implements overloading using </text:span><text:span text:style-name="Strong_20_Emphasis"><text:span text:style-name="T2">magic methods</text:span></text:span><text:span text:style-name="T2"> such as </text:span><text:span text:style-name="Source_20_Text"><text:span text:style-name="T2">__call()</text:span></text:span><text:span text:style-name="T2"> and </text:span><text:span text:style-name="Source_20_Text"><text:span text:style-name="T2">__callStatic()</text:span></text:span><text:span text:style-name="T2">. These methods are triggered when an inaccessible or undefined method is called. They allow handling different numbers or types of arguments dynamically at runtime. This approach provides flexibility in method behavior while maintaining a single method name.</text:span></text:p>
      <text:p text:style-name="P12"/>
      <text:p text:style-name="P12">Practical Exercise: </text:p>
      <text:p text:style-name="P12"> Create a class that demonstrates method overloading by defining multiple methods with the same name but different parameters. </text:p>
      <text:p text:style-name="P12"/>
      <text:p text:style-name="P12">&lt;?php</text:p>
      <text:p text:style-name="P12">class Calculator {</text:p>
      <text:p text:style-name="P12"/>
      <text:p text:style-name="P12"><text:s text:c="4"/>public function __call($name, $arguments) {</text:p>
      <text:p text:style-name="P12"><text:s text:c="8"/>if ($name == "add") {</text:p>
      <text:p text:style-name="P12"><text:s text:c="12"/>if (count($arguments) == 2) {</text:p>
      <text:p text:style-name="P12"><text:s text:c="16"/>echo $arguments[0] + $arguments[1];</text:p>
      <text:p text:style-name="P12"><text:s text:c="12"/>} elseif (count($arguments) == 3) {</text:p>
      <text:p text:style-name="P12"><text:s text:c="16"/>echo $arguments[0] + $arguments[1] + $arguments[2];</text:p>
      <text:p text:style-name="P12"><text:s text:c="12"/>}</text:p>
      <text:p text:style-name="P12"><text:s text:c="8"/>}</text:p>
      <text:p text:style-name="P12"><text:s text:c="4"/>}</text:p>
      <text:p text:style-name="P12">}</text:p>
      <text:p text:style-name="P12"/>
      <text:p text:style-name="P12">$calc = new Calculator();</text:p>
      <text:p text:style-name="P12"><text:soft-page-break/>$calc-&gt;add(10, 20);</text:p>
      <text:p text:style-name="P12">echo "&lt;br&gt;";</text:p>
      <text:p text:style-name="P12">$calc-&gt;add(5, 10, 15);</text:p>
      <text:p text:style-name="P12">?&gt;</text:p>
      <text:p text:style-name="P12"/>
      <text:p text:style-name="P13">Abstraction Interface </text:p>
      <text:p text:style-name="P13">THEORY EXERCISE:</text:p>
      <text:p text:style-name="P13"><text:s/> Explain the concept of abstraction and the use of interfaces in PHP. </text:p>
      <text:p text:style-name="P13"/>
      <text:p text:style-name="P11"><text:span text:style-name="Strong_20_Emphasis"><text:span text:style-name="T2">Action</text:span></text:span><text:span text:style-name="T2"> is an OOP concept that hides internal implementation details and shows only essential features of an object. It helps reduce complexity and makes code easier to understand and maintain. In PHP, abstraction is achieved using </text:span><text:span text:style-name="Strong_20_Emphasis"><text:span text:style-name="T2">abstract classes</text:span></text:span><text:span text:style-name="T2"> and </text:span><text:span text:style-name="Strong_20_Emphasis"><text:span text:style-name="T2">interfaces</text:span></text:span><text:span text:style-name="T2">. An </text:span><text:span text:style-name="Strong_20_Emphasis"><text:span text:style-name="T2">interface</text:span></text:span><text:span text:style-name="T2"> defines a set of method declarations without implementations. Classes that implement an interface must define all its methods. Interfaces ensure consistency and provide a common structure for different classes. </text:span></text:p>
      <text:p text:style-name="P13"/>
      <text:p text:style-name="P13">Practical Exercise: </text:p>
      <text:p text:style-name="P13"> Define an interface named VehicleInterface with methods like start(), stop(), and implement this interface in multiple classes. </text:p>
      <text:p text:style-name="P13"/>
      <text:p text:style-name="P13">&lt;?php</text:p>
      <text:p text:style-name="P13">interface VehicleInterface {</text:p>
      <text:p text:style-name="P13"><text:s text:c="4"/>public function start();</text:p>
      <text:p text:style-name="P13"><text:s text:c="4"/>public function stop();</text:p>
      <text:p text:style-name="P13">}</text:p>
      <text:p text:style-name="P13"/>
      <text:p text:style-name="P13">class Car implements VehicleInterface {</text:p>
      <text:p text:style-name="P13"><text:s text:c="4"/>public function start() {</text:p>
      <text:p text:style-name="P13"><text:s text:c="8"/>echo "Car started&lt;br&gt;";</text:p>
      <text:p text:style-name="P13"><text:s text:c="4"/>}</text:p>
      <text:p text:style-name="P13"/>
      <text:p text:style-name="P13"><text:s text:c="4"/>public function stop() {</text:p>
      <text:p text:style-name="P13"><text:s text:c="8"/>echo "Car stopped&lt;br&gt;";</text:p>
      <text:p text:style-name="P13"><text:s text:c="4"/>}</text:p>
      <text:p text:style-name="P13">}</text:p>
      <text:p text:style-name="P13"/>
      <text:p text:style-name="P13">class Bike implements VehicleInterface {</text:p>
      <text:p text:style-name="P13"><text:s text:c="4"/>public function start() {</text:p>
      <text:p text:style-name="P13"><text:s text:c="8"/>echo "Bike started&lt;br&gt;";</text:p>
      <text:p text:style-name="P13"><text:s text:c="4"/>}</text:p>
      <text:p text:style-name="P13"><text:soft-page-break/></text:p>
      <text:p text:style-name="P13"><text:s text:c="4"/>public function stop() {</text:p>
      <text:p text:style-name="P13"><text:s text:c="8"/>echo "Bike stopped&lt;br&gt;";</text:p>
      <text:p text:style-name="P13"><text:s text:c="4"/>}</text:p>
      <text:p text:style-name="P13">}</text:p>
      <text:p text:style-name="P13"/>
      <text:p text:style-name="P13">$car = new Car();</text:p>
      <text:p text:style-name="P13">$bike = new Bike();</text:p>
      <text:p text:style-name="P13"/>
      <text:p text:style-name="P13">$car-&gt;start();</text:p>
      <text:p text:style-name="P13">$car-&gt;stop();</text:p>
      <text:p text:style-name="P13"/>
      <text:p text:style-name="P13">$bike-&gt;start();</text:p>
      <text:p text:style-name="P13">$bike-&gt;stop();</text:p>
      <text:p text:style-name="P13">?&gt;</text:p>
      <text:p text:style-name="P13"/>
      <text:p text:style-name="P13">Constructor</text:p>
      <text:p text:style-name="P13"><text:s/>THEORY EXERCISE:  What is a constructor in PHP? Discuss its purpose and how it is used. </text:p>
      <text:p text:style-name="P13"/>
      <text:p text:style-name="P11"><text:span text:style-name="T2">A </text:span><text:span text:style-name="Strong_20_Emphasis"><text:span text:style-name="T2">constructor</text:span></text:span><text:span text:style-name="T2"> in PHP is a special method that is automatically called when an object of a class is created. It is defined using the </text:span><text:span text:style-name="Source_20_Text"><text:span text:style-name="T2">__construct()</text:span></text:span><text:span text:style-name="T2"> method name. The main purpose of a constructor is to initialize class properties with initial values. Constructors help ensure that objects start in a valid and usable state. They can accept parameters to pass data at the time of object creation. This makes object initialization easier and more organized. </text:span></text:p>
      <text:p text:style-name="P13"/>
      <text:p text:style-name="P13">Practical Exercise:</text:p>
      <text:p text:style-name="P13"><text:s/> Create a class with a constructor that initializes properties when an object is created. </text:p>
      <text:p text:style-name="P13"/>
      <text:p text:style-name="P13">&lt;?php</text:p>
      <text:p text:style-name="P13">class Student {</text:p>
      <text:p text:style-name="P13"><text:s text:c="4"/>public $name;</text:p>
      <text:p text:style-name="P13"><text:s text:c="4"/>public $age;</text:p>
      <text:p text:style-name="P13"/>
      <text:p text:style-name="P13"><text:s text:c="4"/>public function __construct($name, $age) {</text:p>
      <text:p text:style-name="P13"><text:s text:c="8"/>$this-&gt;name = $name;</text:p>
      <text:p text:style-name="P13"><text:s text:c="8"/>$this-&gt;age = $age;</text:p>
      <text:p text:style-name="P13"><text:s text:c="4"/>}</text:p>
      <text:p text:style-name="P13"/>
      <text:p text:style-name="P13"><text:soft-page-break/><text:s text:c="4"/>public function showDetails() {</text:p>
      <text:p text:style-name="P13"><text:s text:c="8"/>echo "Name: " . $this-&gt;name . "&lt;br&gt;";</text:p>
      <text:p text:style-name="P13"><text:s text:c="8"/>echo "Age: " . $this-&gt;age;</text:p>
      <text:p text:style-name="P13"><text:s text:c="4"/>}</text:p>
      <text:p text:style-name="P13">}</text:p>
      <text:p text:style-name="P13"/>
      <text:p text:style-name="P13">$student = new Student("Tanisha", 20);</text:p>
      <text:p text:style-name="P13">$student-&gt;showDetails();</text:p>
      <text:p text:style-name="P13">?&gt;</text:p>
      <text:p text:style-name="P13"/>
      <text:p text:style-name="P13">Destructor</text:p>
      <text:p text:style-name="P13"><text:s/>THEORY EXERCISE:</text:p>
      <text:p text:style-name="P13"><text:s/> Explain the role of a destructor in PHP and when it is called. </text:p>
      <text:p text:style-name="P9"><text:span text:style-name="T2">A </text:span><text:span text:style-name="Strong_20_Emphasis"><text:span text:style-name="T2">destructor</text:span></text:span><text:span text:style-name="T2"> in PHP is a special method that is executed when an object is destroyed or when the script ends. It is defined using the </text:span><text:span text:style-name="Source_20_Text"><text:span text:style-name="T2">__destruct()</text:span></text:span><text:span text:style-name="T2"> method. The main role of a destructor is to release resources such as memory, file handles, or database connections. It helps perform cleanup tasks automatically. Destructors are called when there are no references to an object. This ensures proper resource management in PHP applications.</text:span></text:p>
      <text:p text:style-name="P13"/>
      <text:p text:style-name="P13">Practical Exercise:</text:p>
      <text:p text:style-name="P13"><text:s/> Write a class that implements a destructor to perform cleanup tasks when an object is destroyed. </text:p>
      <text:p text:style-name="P13">&lt;?php</text:p>
      <text:p text:style-name="P13">class FileHandler {</text:p>
      <text:p text:style-name="P13"><text:s text:c="4"/>public $file;</text:p>
      <text:p text:style-name="P13"/>
      <text:p text:style-name="P13"><text:s text:c="4"/>public function __construct($filename) {</text:p>
      <text:p text:style-name="P13"><text:s text:c="8"/>$this-&gt;file = fopen($filename, "w");</text:p>
      <text:p text:style-name="P13"><text:s text:c="8"/>fwrite($this-&gt;file, "File opened");</text:p>
      <text:p text:style-name="P13"><text:s text:c="4"/>}</text:p>
      <text:p text:style-name="P13"/>
      <text:p text:style-name="P13"><text:s text:c="4"/>public function __destruct() {</text:p>
      <text:p text:style-name="P13"><text:s text:c="8"/>fclose($this-&gt;file);</text:p>
      <text:p text:style-name="P13"><text:s text:c="8"/>echo "File closed";</text:p>
      <text:p text:style-name="P13"><text:s text:c="4"/>}</text:p>
      <text:p text:style-name="P13">}</text:p>
      <text:p text:style-name="P13"/>
      <text:p text:style-name="P13">$obj = new FileHandler("test.txt");</text:p>
      <text:p text:style-name="P13">?&gt;</text:p>
      <text:p text:style-name="P13"><text:soft-page-break/></text:p>
      <text:p text:style-name="P13">Magic Methods </text:p>
      <text:p text:style-name="P13">THEORY EXERCISE:  Define magic methods in PHP. Discuss commonly used magic methods like get(), set(), and construct(). </text:p>
      <text:p text:style-name="P13"/>
      <text:p text:style-name="P13"/>
      <text:p text:style-name="P9"><text:span text:style-name="Strong_20_Emphasis"><text:span text:style-name="T2">Magic methods</text:span></text:span><text:span text:style-name="T2"> in PHP are special predefined methods that start with double underscores (</text:span><text:span text:style-name="Source_20_Text"><text:span text:style-name="T2">__</text:span></text:span><text:span text:style-name="T2">). They are automatically called by PHP in response to specific events such as object creation, property access, or method calls. These methods help control and customize the behavior of objects. Common magic methods include </text:span><text:span text:style-name="Source_20_Text"><text:span text:style-name="T2">__construct()</text:span></text:span><text:span text:style-name="T2">, which is called when an object is created, </text:span><text:span text:style-name="Source_20_Text"><text:span text:style-name="T2">__get()</text:span></text:span><text:span text:style-name="T2">, which is triggered when accessing inaccessible or undefined properties, and </text:span><text:span text:style-name="Source_20_Text"><text:span text:style-name="T2">__set()</text:span></text:span><text:span text:style-name="T2">, which is used when assigning values to inaccessible properties. Magic methods make classes more flexible and dynamic.</text:span></text:p>
      <text:p text:style-name="P13">Practical Exercise:</text:p>
      <text:p text:style-name="P13"><text:s/> Create a class that uses magic methods to handle property access and modification dynamically. </text:p>
      <text:p text:style-name="P13">&lt;?php</text:p>
      <text:p text:style-name="P13">class DynamicData {</text:p>
      <text:p text:style-name="P13"><text:s text:c="4"/>private $data = [];</text:p>
      <text:p text:style-name="P13"/>
      <text:p text:style-name="P13"><text:s text:c="4"/>public function __get($name) {</text:p>
      <text:p text:style-name="P13"><text:s text:c="8"/>return $this-&gt;data[$name] ?? null;</text:p>
      <text:p text:style-name="P13"><text:s text:c="4"/>}</text:p>
      <text:p text:style-name="P13"/>
      <text:p text:style-name="P13"><text:s text:c="4"/>public function __set($name, $value) {</text:p>
      <text:p text:style-name="P13"><text:s text:c="8"/>$this-&gt;data[$name] = $value;</text:p>
      <text:p text:style-name="P13"><text:s text:c="4"/>}</text:p>
      <text:p text:style-name="P13">}</text:p>
      <text:p text:style-name="P13"/>
      <text:p text:style-name="P13">$obj = new DynamicData();</text:p>
      <text:p text:style-name="P13">$obj-&gt;name = "PHP";</text:p>
      <text:p text:style-name="P13">$obj-&gt;version = 8;</text:p>
      <text:p text:style-name="P13"/>
      <text:p text:style-name="P13">echo $obj-&gt;name . "&lt;br&gt;";</text:p>
      <text:p text:style-name="P13">echo $obj-&gt;version;</text:p>
      <text:p text:style-name="P13">?&gt;</text:p>
      <text:p text:style-name="P13"/>
      <text:p text:style-name="P13">Scope Resolution</text:p>
      <text:p text:style-name="P13"><text:s/>THEORY EXERCISE:  Explain the scope resolution operator (::) and <text:soft-page-break/>its use in PHP. </text:p>
      <text:p text:style-name="P9"><text:span text:style-name="T2">The </text:span><text:span text:style-name="Strong_20_Emphasis"><text:span text:style-name="T2">scope resolution operator (</text:span></text:span><text:span text:style-name="Strong_20_Emphasis"><text:span text:style-name="Source_20_Text"><text:span text:style-name="T2">::</text:span></text:span></text:span><text:span text:style-name="Strong_20_Emphasis"><text:span text:style-name="T2">)</text:span></text:span><text:span text:style-name="T2"> in PHP is used to access static properties, static methods, and class constants without creating an object of the class. It allows members to be accessed directly using the class name. The operator is also used to access parent class methods and properties using </text:span><text:span text:style-name="Source_20_Text"><text:span text:style-name="T2">parent::</text:span></text:span><text:span text:style-name="T2">. Static members belong to the class rather than to any specific object. The scope resolution operator helps organize code efficiently. It improves performance by avoiding unnecessary object creation.</text:span></text:p>
      <text:p text:style-name="P10"/>
      <text:p text:style-name="P13">Practical Exercise: </text:p>
      <text:p text:style-name="P13"> Create a class with static properties and methods, and demonstrate their access using the scope resolution operator. </text:p>
      <text:p text:style-name="P13">&lt;?php</text:p>
      <text:p text:style-name="P13">class MathUtils {</text:p>
      <text:p text:style-name="P13"><text:s text:c="4"/>public static $pi = 3.14;</text:p>
      <text:p text:style-name="P13"/>
      <text:p text:style-name="P13"><text:s text:c="4"/>public static function square($num) {</text:p>
      <text:p text:style-name="P13"><text:s text:c="8"/>return $num * $num;</text:p>
      <text:p text:style-name="P13"><text:s text:c="4"/>}</text:p>
      <text:p text:style-name="P13">}</text:p>
      <text:p text:style-name="P13"/>
      <text:p text:style-name="P13">echo MathUtils::$pi . "&lt;br&gt;";</text:p>
      <text:p text:style-name="P13">echo MathUtils::square(5);</text:p>
      <text:p text:style-name="P13">?&gt;</text:p>
      <text:p text:style-name="P13"/>
      <text:p text:style-name="P13">Traits</text:p>
      <text:p text:style-name="P13"><text:s/>THEORY EXERCISE:  Define traits in PHP and their purpose in code reuse. </text:p>
      <text:p text:style-name="P9"><text:span text:style-name="Strong_20_Emphasis"><text:span text:style-name="T2">Traits</text:span></text:span><text:span text:style-name="T2"> in PHP are a mechanism used to reuse code across multiple classes. They allow developers to include methods in different classes without using inheritance. Traits help overcome the limitation of single inheritance in PHP. They reduce code duplication and improve maintainability. Traits are declared using the </text:span><text:span text:style-name="Source_20_Text"><text:span text:style-name="T2">trait</text:span></text:span><text:span text:style-name="T2"> keyword and included in a class using the </text:span><text:span text:style-name="Source_20_Text"><text:span text:style-name="T2">use</text:span></text:span><text:span text:style-name="T2"> keyword. This makes code more modular and flexible.</text:span></text:p>
      <text:p text:style-name="P13"/>
      <text:p text:style-name="P13">Practical Exercise: </text:p>
      <text:p text:style-name="P13"> Create two traits and use them in a class to demonstrate how to include multiple behaviors. </text:p>
      <text:p text:style-name="P13">&lt;?php</text:p>
      <text:p text:style-name="P13"><text:soft-page-break/>trait Logger {</text:p>
      <text:p text:style-name="P13"><text:s text:c="4"/>public function logMessage() {</text:p>
      <text:p text:style-name="P13"><text:s text:c="8"/>echo "Logging enabled&lt;br&gt;";</text:p>
      <text:p text:style-name="P13"><text:s text:c="4"/>}</text:p>
      <text:p text:style-name="P13">}</text:p>
      <text:p text:style-name="P13"/>
      <text:p text:style-name="P13">trait Notifier {</text:p>
      <text:p text:style-name="P13"><text:s text:c="4"/>public function sendNotification() {</text:p>
      <text:p text:style-name="P13"><text:s text:c="8"/>echo "Notification sent";</text:p>
      <text:p text:style-name="P13"><text:s text:c="4"/>}</text:p>
      <text:p text:style-name="P13">}</text:p>
      <text:p text:style-name="P13"/>
      <text:p text:style-name="P13">class Application {</text:p>
      <text:p text:style-name="P13"><text:s text:c="4"/>use Logger, Notifier;</text:p>
      <text:p text:style-name="P13">}</text:p>
      <text:p text:style-name="P13"/>
      <text:p text:style-name="P13">$app = new Application();</text:p>
      <text:p text:style-name="P13">$app-&gt;logMessage();</text:p>
      <text:p text:style-name="P13">$app-&gt;sendNotification();</text:p>
      <text:p text:style-name="P13">?&gt;</text:p>
      <text:p text:style-name="P13"/>
      <text:p text:style-name="P13">Visibility </text:p>
      <text:p text:style-name="P13">THEORY EXERCISE:  Discuss the visibility of properties and methods in PHP (public, private, protected). </text:p>
      <text:p text:style-name="P9"><text:span text:style-name="Strong_20_Emphasis"><text:span text:style-name="T2">Visibility</text:span></text:span><text:span text:style-name="T2"> in PHP controls how properties and methods of a class can be accessed. </text:span><text:span text:style-name="Strong_20_Emphasis"><text:span text:style-name="T2">Public</text:span></text:span><text:span text:style-name="T2"> members are accessible from anywhere, inside or outside the class. </text:span><text:span text:style-name="Strong_20_Emphasis"><text:span text:style-name="T2">Private</text:span></text:span><text:span text:style-name="T2"> members can only be accessed within the same class and not from child classes. </text:span><text:span text:style-name="Strong_20_Emphasis"><text:span text:style-name="T2">Protected</text:span></text:span><text:span text:style-name="T2"> members are accessible within the class and its child classes. Visibility improves data security and supports encapsulation. It prevents unauthorized or accidental access to class data.</text:span></text:p>
      <text:p text:style-name="P13">Practical Exercise:</text:p>
      <text:p text:style-name="P13"><text:s/> Write a class that shows examples of each visibility type and how they restrict access to properties and methods. </text:p>
      <text:p text:style-name="P13">&lt;?php</text:p>
      <text:p text:style-name="P13">class VisibilityDemo {</text:p>
      <text:p text:style-name="P13"><text:s text:c="4"/>public $publicVar = "Public Data";</text:p>
      <text:p text:style-name="P13"><text:s text:c="4"/>protected $protectedVar = "Protected Data";</text:p>
      <text:p text:style-name="P13"><text:s text:c="4"/>private $privateVar = "Private Data";</text:p>
      <text:p text:style-name="P13"/>
      <text:p text:style-name="P13"><text:s text:c="4"/>public function showPublic() {</text:p>
      <text:p text:style-name="P13"><text:soft-page-break/><text:s text:c="8"/>echo $this-&gt;publicVar . "&lt;br&gt;";</text:p>
      <text:p text:style-name="P13"><text:s text:c="4"/>}</text:p>
      <text:p text:style-name="P13"/>
      <text:p text:style-name="P13"><text:s text:c="4"/>protected function showProtected() {</text:p>
      <text:p text:style-name="P13"><text:s text:c="8"/>echo $this-&gt;protectedVar . "&lt;br&gt;";</text:p>
      <text:p text:style-name="P13"><text:s text:c="4"/>}</text:p>
      <text:p text:style-name="P13"/>
      <text:p text:style-name="P13"><text:s text:c="4"/>private function showPrivate() {</text:p>
      <text:p text:style-name="P13"><text:s text:c="8"/>echo $this-&gt;privateVar . "&lt;br&gt;";</text:p>
      <text:p text:style-name="P13"><text:s text:c="4"/>}</text:p>
      <text:p text:style-name="P13"/>
      <text:p text:style-name="P13"><text:s text:c="4"/>public function accessAll() {</text:p>
      <text:p text:style-name="P13"><text:s text:c="8"/>$this-&gt;showPublic();</text:p>
      <text:p text:style-name="P13"><text:s text:c="8"/>$this-&gt;showProtected();</text:p>
      <text:p text:style-name="P13"><text:s text:c="8"/>$this-&gt;showPrivate();</text:p>
      <text:p text:style-name="P13"><text:s text:c="4"/>}</text:p>
      <text:p text:style-name="P13">}</text:p>
      <text:p text:style-name="P13"/>
      <text:p text:style-name="P13">$obj = new VisibilityDemo();</text:p>
      <text:p text:style-name="P13">$obj-&gt;showPublic();</text:p>
      <text:p text:style-name="P13">$obj-&gt;accessAll();</text:p>
      <text:p text:style-name="P13">?&gt;</text:p>
      <text:p text:style-name="P13"/>
      <text:p text:style-name="P13">Type Hinting </text:p>
      <text:p text:style-name="P13">THEORY EXERCISE:  Explain type hinting in PHP and its benefits. </text:p>
      <text:p text:style-name="P13"/>
      <text:p text:style-name="P9"><text:span text:style-name="Strong_20_Emphasis"><text:span text:style-name="T2">Type hinting</text:span></text:span><text:span text:style-name="T2"> in PHP is used to specify the expected data type of function parameters and return values. It ensures that the correct type of data is passed to a method or function. Type hinting helps detect errors early during execution. It improves code readability and reliability. PHP supports type hinting for scalar types, arrays, and objects. Using type hinting makes programs safer and easier to maintain.</text:span></text:p>
      <text:p text:style-name="P13">Practical Exercise: </text:p>
      <text:p text:style-name="P13"> Write a method in a class that accepts type-hinted parameters and demonstrate how it works with different data types. </text:p>
      <text:p text:style-name="P13">&lt;?php</text:p>
      <text:p text:style-name="P13">class DemoType {</text:p>
      <text:p text:style-name="P13"/>
      <text:p text:style-name="P13"><text:s text:c="4"/>public function displayNumber(int $num) {</text:p>
      <text:p text:style-name="P13"><text:s text:c="8"/>echo "Integer: " . $num . "&lt;br&gt;";</text:p>
      <text:p text:style-name="P13"><text:s text:c="4"/>}</text:p>
      <text:p text:style-name="P13"><text:soft-page-break/></text:p>
      <text:p text:style-name="P13"><text:s text:c="4"/>public function displayText(string $text) {</text:p>
      <text:p text:style-name="P13"><text:s text:c="8"/>echo "String: " . $text . "&lt;br&gt;";</text:p>
      <text:p text:style-name="P13"><text:s text:c="4"/>}</text:p>
      <text:p text:style-name="P13"/>
      <text:p text:style-name="P13"><text:s text:c="4"/>public function displayArray(array $items) {</text:p>
      <text:p text:style-name="P13"><text:s text:c="8"/>foreach ($items as $item) {</text:p>
      <text:p text:style-name="P13"><text:s text:c="12"/>echo $item . " ";</text:p>
      <text:p text:style-name="P13"><text:s text:c="8"/>}</text:p>
      <text:p text:style-name="P13"><text:s text:c="4"/>}</text:p>
      <text:p text:style-name="P13">}</text:p>
      <text:p text:style-name="P13"/>
      <text:p text:style-name="P13">$obj = new DemoType();</text:p>
      <text:p text:style-name="P13">$obj-&gt;displayNumber(100);</text:p>
      <text:p text:style-name="P13">$obj-&gt;displayText("PHP Type Hinting");</text:p>
      <text:p text:style-name="P13">$obj-&gt;displayArray(["Apple", "Banana", "Mango"]);</text:p>
      <text:p text:style-name="P13">?&gt;</text:p>
      <text:p text:style-name="P13"/>
      <text:p text:style-name="P13">Final Keyword </text:p>
      <text:p text:style-name="P13">THEORY EXERCISE:  Discuss the purpose of the final keyword in PHP and how it affects classes and methods. </text:p>
      <text:p text:style-name="P11"><text:span text:style-name="T2">The </text:span><text:span text:style-name="Strong_20_Emphasis"><text:span text:style-name="T2">final keyword</text:span></text:span><text:span text:style-name="T2"> in PHP is used to restrict inheritance and method overriding. When a class is declared as final, it cannot be extended by any other class. Similarly, when a method is marked as final, it cannot be overridden in a child class. This ensures that critical functionality remains unchanged. The final keyword helps maintain security and consistency in large applications. It also prevents unintended modifications to important logic. </text:span></text:p>
      <text:p text:style-name="P13"/>
      <text:p text:style-name="P13">Practical Exercise: </text:p>
      <text:p text:style-name="P13"> Create a class marked as final and attempt to extend it to show the restriction. </text:p>
      <text:p text:style-name="P13">&lt;?php</text:p>
      <text:p text:style-name="P13">final class BaseClass {</text:p>
      <text:p text:style-name="P13"><text:s text:c="4"/>public function show() {</text:p>
      <text:p text:style-name="P13"><text:s text:c="8"/>echo "This is a final class";</text:p>
      <text:p text:style-name="P13"><text:s text:c="4"/>}</text:p>
      <text:p text:style-name="P13">}</text:p>
      <text:p text:style-name="P13"/>
      <text:p text:style-name="P13">class ChildClass extends BaseClass {</text:p>
      <text:p text:style-name="P13">}</text:p>
      <text:p text:style-name="P13">?&gt;</text:p>
      <text:p text:style-name="P13"><text:soft-page-break/></text:p>
      <text:p text:style-name="P13"/>
      <text:p text:style-name="P13"/>
      <text:p text:style-name="P13"/>
      <text:p text:style-name="P13"/>
      <text:p text:style-name="P13">Email Security Function</text:p>
      <text:p text:style-name="P13"><text:s/>THEORY EXERCISE:  Explain the importance of email security and common practices to ensure secure email transmission. </text:p>
      <text:p text:style-name="P9"><text:span text:style-name="Strong_20_Emphasis"><text:span text:style-name="T2">Email security</text:span></text:span><text:span text:style-name="T2"> is important to protect applications from spam, phishing, and malicious attacks. It ensures that only valid and safe email addresses are processed by the system. Common practices include </text:span><text:span text:style-name="Strong_20_Emphasis"><text:span text:style-name="T2">sanitizing</text:span></text:span><text:span text:style-name="T2"> user input to remove unwanted characters and </text:span><text:span text:style-name="Strong_20_Emphasis"><text:span text:style-name="T2">validating</text:span></text:span><text:span text:style-name="T2"> email formats before use. Using secure mail servers and proper headers also helps prevent email spoofing. Email security protects user data and maintains application reliability. It reduces the risk of misuse and security vulnerabilities.</text:span></text:p>
      <text:p text:style-name="P13"/>
      <text:p text:style-name="P13">Practical Exercise: </text:p>
      <text:p text:style-name="P13"> Write a function that sanitizes email input and validates it before sending. </text:p>
      <text:p text:style-name="P13">&lt;?php</text:p>
      <text:p text:style-name="P13">function secureEmail($email) {</text:p>
      <text:p text:style-name="P13"><text:s text:c="4"/>$email = filter_var($email, FILTER_SANITIZE_EMAIL);</text:p>
      <text:p text:style-name="P13"/>
      <text:p text:style-name="P13"><text:s text:c="4"/>if (filter_var($email, FILTER_VALIDATE_EMAIL)) {</text:p>
      <text:p text:style-name="P13"><text:s text:c="8"/>return $email;</text:p>
      <text:p text:style-name="P13"><text:s text:c="4"/>} else {</text:p>
      <text:p text:style-name="P13"><text:s text:c="8"/>return false;</text:p>
      <text:p text:style-name="P13"><text:s text:c="4"/>}</text:p>
      <text:p text:style-name="P13">}</text:p>
      <text:p text:style-name="P13"/>
      <text:p text:style-name="P13">$userEmail = "test@example.com";</text:p>
      <text:p text:style-name="P13"/>
      <text:p text:style-name="P13">$result = secureEmail($userEmail);</text:p>
      <text:p text:style-name="P13"/>
      <text:p text:style-name="P13">if ($result) {</text:p>
      <text:p text:style-name="P13"><text:s text:c="4"/>echo "Valid Email: " . $result;</text:p>
      <text:p text:style-name="P13">} else {</text:p>
      <text:p text:style-name="P13"><text:s text:c="4"/>echo "Invalid Email";</text:p>
      <text:p text:style-name="P13">}</text:p>
      <text:p text:style-name="P13">?&gt;</text:p>
      <text:p text:style-name="P13"><text:soft-page-break/></text:p>
      <text:p text:style-name="P13">File Handling </text:p>
      <text:p text:style-name="P13">THEORY EXERCISE:  Discuss file handling in PHP, including opening, reading, writing, and closing files. </text:p>
      <text:p text:style-name="P13">File handling <text:s/>in PHP allows programs to store and retrieve data from files on the server. Files are opened using the `fopen()` function with different modes such as read, write, or append. Data can be read using functions like `fgets()` or `fread()`. Writing data to a file is done using `fwrite()`. After completing file operations, files must be closed using `fclose()`. Proper file handling ensures data integrity and efficient resource management.</text:p>
      <text:p text:style-name="P13"/>
      <text:p text:style-name="P13">Practical Exercise:</text:p>
      <text:p text:style-name="P13"><text:s/> Create a script that reads from a text file and displays its content on a web page. </text:p>
      <text:p text:style-name="P13">&lt;?php</text:p>
      <text:p text:style-name="P13">$file = fopen("data.txt", "r");</text:p>
      <text:p text:style-name="P13"/>
      <text:p text:style-name="P13">if ($file) {</text:p>
      <text:p text:style-name="P13"><text:s text:c="4"/>while (!feof($file)) {</text:p>
      <text:p text:style-name="P13"><text:s text:c="8"/>echo fgets($file) . "&lt;br&gt;";</text:p>
      <text:p text:style-name="P13"><text:s text:c="4"/>}</text:p>
      <text:p text:style-name="P13"><text:s text:c="4"/>fclose($file);</text:p>
      <text:p text:style-name="P13">}</text:p>
      <text:p text:style-name="P13">?&gt;</text:p>
      <text:p text:style-name="P13"/>
      <text:p text:style-name="P13">Handling Emails</text:p>
      <text:p text:style-name="P13"><text:s/>THEORY EXERCISE:  Explain how to send emails in PHP using the mail() function and the importance of validating email addresses. </text:p>
      <text:p text:style-name="P13"/>
      <text:p text:style-name="P9"><text:span text:style-name="T2">The </text:span><text:span text:style-name="Source_20_Text"><text:span text:style-name="T2">mail()</text:span></text:span><text:span text:style-name="T2"> function in PHP is used to send emails from a web application. It requires the recipient’s email address, subject, and message as parameters. Before sending an email, validating the email address is important to ensure it is correctly formatted and safe. Email validation helps prevent spam, errors, and misuse of the mail system. Proper headers should also be used for better delivery. Secure email handling improves reliability and user trust.</text:span></text:p>
      <text:p text:style-name="P13">Practical Exercise: </text:p>
      <text:p text:style-name="P13"> Write a PHP script to send a test email to a user using the mail() function. </text:p>
      <text:p text:style-name="P13">&lt;?php</text:p>
      <text:p text:style-name="P13"><text:soft-page-break/>$to = "user@example.com";</text:p>
      <text:p text:style-name="P13">$subject = "Test Email";</text:p>
      <text:p text:style-name="P13">$message = "This is a test email sent using PHP mail function.";</text:p>
      <text:p text:style-name="P13">$headers = "From: admin@example.com";</text:p>
      <text:p text:style-name="P13"/>
      <text:p text:style-name="P13">if (mail($to, $subject, $message, $headers)) {</text:p>
      <text:p text:style-name="P13"><text:s text:c="4"/>echo "Email sent successfully";</text:p>
      <text:p text:style-name="P13">} else {</text:p>
      <text:p text:style-name="P13"><text:s text:c="4"/>echo "Email sending failed";</text:p>
      <text:p text:style-name="P13">}</text:p>
      <text:p text:style-name="P13">?&gt;</text:p>
      <text:p text:style-name="P13"/>
      <text:p text:style-name="P13">MVC Architecture </text:p>
      <text:p text:style-name="P13">THEORY EXERCISE:  Discuss the Model-View-Controller (MVC) architecture and its advantages in web development. </text:p>
      <text:p text:style-name="P13"/>
      <text:p text:style-name="P9"><text:span text:style-name="T2">The </text:span><text:span text:style-name="Strong_20_Emphasis"><text:span text:style-name="T2">Model-View-Controller (MVC)</text:span></text:span><text:span text:style-name="T2"> architecture is a design pattern that divides an application into three separate components. The </text:span><text:span text:style-name="Strong_20_Emphasis"><text:span text:style-name="T2">Model</text:span></text:span><text:span text:style-name="T2"> handles data and business logic, the </text:span><text:span text:style-name="Strong_20_Emphasis"><text:span text:style-name="T2">View</text:span></text:span><text:span text:style-name="T2"> is responsible for displaying the user interface, and the </text:span><text:span text:style-name="Strong_20_Emphasis"><text:span text:style-name="T2">Controller</text:span></text:span><text:span text:style-name="T2"> manages user input and coordinates between the Model and View. MVC improves code organization and separation of concerns. It makes applications easier to maintain, test, and scale. MVC also allows multiple views to use the same model, increasing reusability.</text:span></text:p>
      <text:p text:style-name="P13"/>
      <text:p text:style-name="P13">Practical Exercise:</text:p>
      <text:p text:style-name="P13"><text:s/> Create a simple MVC application that demonstrates the separation of concerns by implementing a basic "User" module with a model, view, and controller. </text:p>
      <text:p text:style-name="P13"/>
      <text:p text:style-name="P13">&lt;?php</text:p>
      <text:p text:style-name="P13">class UserModel {</text:p>
      <text:p text:style-name="P13"><text:s text:c="4"/>public function getUserName() {</text:p>
      <text:p text:style-name="P13"><text:s text:c="8"/>return "Tanisha";</text:p>
      <text:p text:style-name="P13"><text:s text:c="4"/>}</text:p>
      <text:p text:style-name="P13">}</text:p>
      <text:p text:style-name="P13"/>
      <text:p text:style-name="P13">class UserView {</text:p>
      <text:p text:style-name="P13"><text:s text:c="4"/>public function display($name) {</text:p>
      <text:p text:style-name="P13"><text:s text:c="8"/>echo "User Name: " . $name;</text:p>
      <text:p text:style-name="P13"><text:s text:c="4"/>}</text:p>
      <text:p text:style-name="P13"><text:soft-page-break/>}</text:p>
      <text:p text:style-name="P13"/>
      <text:p text:style-name="P13">class UserController {</text:p>
      <text:p text:style-name="P13"><text:s text:c="4"/>public function showUser() {</text:p>
      <text:p text:style-name="P13"><text:s text:c="8"/>$model = new UserModel();</text:p>
      <text:p text:style-name="P13"><text:s text:c="8"/>$view = new UserView();</text:p>
      <text:p text:style-name="P13"><text:s text:c="8"/>$name = $model-&gt;getUserName();</text:p>
      <text:p text:style-name="P13"><text:s text:c="8"/>$view-&gt;display($name);</text:p>
      <text:p text:style-name="P13"><text:s text:c="4"/>}</text:p>
      <text:p text:style-name="P13">}</text:p>
      <text:p text:style-name="P13"/>
      <text:p text:style-name="P13">$controller = new UserController();</text:p>
      <text:p text:style-name="P13">$controller-&gt;showUser();</text:p>
      <text:p text:style-name="P13">?&gt;</text:p>
      <text:p text:style-name="P13">Connection with MySQL Database </text:p>
      <text:p text:style-name="P13">THEORY EXERCISE:  Explain how to connect PHP to a MySQL database using mysqli or PDO. </text:p>
      <text:p text:style-name="P13"/>
      <text:p text:style-name="P9"><text:span text:style-name="T2">PHP can connect to a MySQL database using </text:span><text:span text:style-name="Strong_20_Emphasis"><text:span text:style-name="T2">mysqli</text:span></text:span><text:span text:style-name="T2"> or </text:span><text:span text:style-name="Strong_20_Emphasis"><text:span text:style-name="T2">PDO</text:span></text:span><text:span text:style-name="T2"> extensions.<text:line-break/>The </text:span><text:span text:style-name="Strong_20_Emphasis"><text:span text:style-name="T2">mysqli</text:span></text:span><text:span text:style-name="T2"> extension is specifically designed for MySQL and supports both procedural and object-oriented styles. It allows secure database interaction using prepared statements.<text:line-break/></text:span><text:span text:style-name="Strong_20_Emphasis"><text:span text:style-name="T2">PDO (PHP Data Objects)</text:span></text:span><text:span text:style-name="T2"> is a database abstraction layer that supports multiple database systems using a uniform interface. It provides better flexibility and portability.<text:line-break/>In both methods, database credentials such as host, username, password, and database name are required.<text:line-break/>Using prepared statements in mysqli or PDO helps prevent SQL injection and improves database security.</text:span></text:p>
      <text:p text:style-name="P13"/>
      <text:p text:style-name="P13">Practical Exercise: </text:p>
      <text:p text:style-name="P13"> Write a script to establish a database connection and handle any errors during the connection process. </text:p>
      <text:p text:style-name="P13">&lt;?php</text:p>
      <text:p text:style-name="P13">$host = "localhost";</text:p>
      <text:p text:style-name="P13">$user = "root";</text:p>
      <text:p text:style-name="P13">$password = "";</text:p>
      <text:p text:style-name="P13">$database = "test_db";</text:p>
      <text:p text:style-name="P13"/>
      <text:p text:style-name="P13">$conn = new mysqli($host, $user, $password, $database);</text:p>
      <text:p text:style-name="P13"><text:soft-page-break/></text:p>
      <text:p text:style-name="P13">if ($conn-&gt;connect_error) {</text:p>
      <text:p text:style-name="P13"><text:s text:c="4"/>die("Connection failed: " . $conn-&gt;connect_error);</text:p>
      <text:p text:style-name="P13">}</text:p>
      <text:p text:style-name="P13"/>
      <text:p text:style-name="P13">echo "Database connected successfully";</text:p>
      <text:p text:style-name="P13">?&gt;</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nisha rana</meta:initial-creator>
    <meta:creation-date>2025-12-16T19:24:46.35</meta:creation-date>
    <meta:generator>OpenOffice/4.1.15$Win32 OpenOffice.org_project/4115m2$Build-9813</meta:generator>
    <dc:date>2025-12-16T20:25:46.82</dc:date>
    <dc:creator>tanisha rana</dc:creator>
    <meta:editing-duration>PT1H4S</meta:editing-duration>
    <meta:editing-cycles>110</meta:editing-cycles>
    <meta:document-statistic meta:table-count="0" meta:image-count="0" meta:object-count="0" meta:page-count="17" meta:paragraph-count="396" meta:word-count="2804" meta:character-count="19174"/>
  </office:meta>
</office:document-meta>
</file>